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7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passive_storm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5" table:style-name="ce2"/>
          <table:table-cell office:value-type="string" table:style-name="ce2">
            <text:p>thunder_strik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orb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damage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7" table:style-name="ce2"/>
          <table:table-cell office:value-type="string" table:style-name="ce2">
            <text:p>O</text:p>
          </table:table-cell>
          <table:table-cell office:value-type="string" table:style-name="ce2">
            <text:p>thunder_dash</text:p>
          </table:table-cell>
          <table:table-cell table:number-columns-repeated="5" table:style-name="ce2"/>
          <table:table-cell office:value-type="string" table:style-name="ce2">
            <text:p>thunder_spea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_static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ghtning_totem_cooldow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office:value-type="string" table:style-name="ce2">
            <text:p>lightning_totem</text:p>
          </table:table-cell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star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meta:creation-date>2020-09-04T12:47:59Z</meta:creation-date>
    <dc:date>2020-11-23T15:30:33Z</dc:date>
    <meta:editing-cycles>9</meta:editing-cycles>
    <meta:editing-duration>PT1329S</meta:editing-duration>
  </office:meta>
</office:document-meta>
</file>